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ystem</text:p>
          </table:table-cell>
          <table:table-cell table:style-name="ce1" office:value-type="string">
            <text:p>LOC</text:p>
          </table:table-cell>
          <table:table-cell/>
        </table:table-row>
        <table:table-row table:style-name="ro1">
          <table:table-cell office:value-type="string">
            <text:p>all features</text:p>
          </table:table-cell>
          <table:table-cell office:value-type="float" office:value="53778">
            <text:p>53778</text:p>
          </table:table-cell>
          <table:table-cell/>
        </table:table-row>
        <table:table-row table:style-name="ro1">
          <table:table-cell office:value-type="string">
            <text:p>no clouds</text:p>
          </table:table-cell>
          <table:table-cell office:value-type="float" office:value="53219">
            <text:p>53219</text:p>
          </table:table-cell>
          <table:table-cell table:formula="of:=[.B2]-[.B3]" office:value-type="float" office:value="559">
            <text:p>559</text:p>
          </table:table-cell>
        </table:table-row>
        <table:table-row table:style-name="ro1">
          <table:table-cell office:value-type="string">
            <text:p>No-bubbled-style</text:p>
          </table:table-cell>
          <table:table-cell office:value-type="float" office:value="53672">
            <text:p>53672</text:p>
          </table:table-cell>
          <table:table-cell table:formula="of:=[.B2]-[.B4]" office:value-type="float" office:value="106">
            <text:p>106</text:p>
          </table:table-cell>
        </table:table-row>
        <table:table-row table:style-name="ro1">
          <table:table-cell office:value-type="string">
            <text:p>No-bkg-color</text:p>
          </table:table-cell>
          <table:table-cell office:value-type="float" office:value="53612">
            <text:p>53612</text:p>
          </table:table-cell>
          <table:table-cell table:formula="of:=[.B2]-[.B5]" office:value-type="float" office:value="166">
            <text:p>166</text:p>
          </table:table-cell>
        </table:table-row>
        <table:table-row table:style-name="ro1">
          <table:table-cell office:value-type="string">
            <text:p>No-colors</text:p>
          </table:table-cell>
          <table:table-cell office:value-type="float" office:value="53564">
            <text:p>53564</text:p>
          </table:table-cell>
          <table:table-cell table:formula="of:=[.B2]-[.B6]" office:value-type="float" office:value="214">
            <text:p>214</text:p>
          </table:table-cell>
        </table:table-row>
        <table:table-row table:style-name="ro1">
          <table:table-cell office:value-type="string">
            <text:p>No-arrow-links</text:p>
          </table:table-cell>
          <table:table-cell office:value-type="float" office:value="52688">
            <text:p>52688</text:p>
          </table:table-cell>
          <table:table-cell table:formula="of:=[.B2]-[.B7]" office:value-type="float" office:value="1090">
            <text:p>1090</text:p>
          </table:table-cell>
        </table:table-row>
        <table:table-row table:style-name="ro1">
          <table:table-cell office:value-type="string">
            <text:p>No-cloud-color</text:p>
          </table:table-cell>
          <table:table-cell office:value-type="float" office:value="53686">
            <text:p>53686</text:p>
          </table:table-cell>
          <table:table-cell table:formula="of:=[.B2]-[.B8]" office:value-type="float" office:value="92">
            <text:p>92</text:p>
          </table:table-cell>
        </table:table-row>
        <table:table-row table:style-name="ro1">
          <table:table-cell office:value-type="string">
            <text:p>No-blink</text:p>
          </table:table-cell>
          <table:table-cell office:value-type="float" office:value="53713">
            <text:p>53713</text:p>
          </table:table-cell>
          <table:table-cell table:formula="of:=[.B2]-[.B9]" office:value-type="float" office:value="65">
            <text:p>65</text:p>
          </table:table-cell>
        </table:table-row>
        <table:table-row table:style-name="ro1">
          <table:table-cell office:value-type="string">
            <text:p>No-encryption</text:p>
          </table:table-cell>
          <table:table-cell office:value-type="float" office:value="53132">
            <text:p>53132</text:p>
          </table:table-cell>
          <table:table-cell table:formula="of:=[.B2]-[.B10]" office:value-type="float" office:value="646">
            <text:p>646</text:p>
          </table:table-cell>
        </table:table-row>
        <table:table-row table:style-name="ro1">
          <table:table-cell office:value-type="string">
            <text:p>No-sorting</text:p>
          </table:table-cell>
          <table:table-cell office:value-type="float" office:value="53737">
            <text:p>53737</text:p>
          </table:table-cell>
          <table:table-cell table:formula="of:=[.B2]-[.B11]" office:value-type="float" office:value="41">
            <text:p>41</text:p>
          </table:table-cell>
        </table:table-row>
        <table:table-row table:style-name="ro1">
          <table:table-cell office:value-type="string">
            <text:p>No-icons</text:p>
          </table:table-cell>
          <table:table-cell office:value-type="float" office:value="52859">
            <text:p>52859</text:p>
          </table:table-cell>
          <table:table-cell table:formula="of:=[.B2]-[.B12]" office:value-type="float" office:value="919">
            <text:p>91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11/27/2012</text:date>, <text:time>18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11-27T17:48:26</meta:creation-date>
    <dc:date>2012-11-27T18:05:04</dc:date>
    <dc:creator>Pedro Pires</dc:creator>
    <meta:editing-duration>PT00H01M22S</meta:editing-duration>
    <meta:editing-cycles>1</meta:editing-cycles>
    <meta:document-statistic meta:table-count="3" meta:cell-count="34" meta:object-count="0"/>
    <meta:generator>OpenOffice.org/3.2$Linux OpenOffice.org_project/320m12$Build-9483</meta:generator>
  </office:meta>
</office:document-meta>
</file>